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5.2729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D" style:family="table-column">
      <style:table-column-properties style:column-width="1.1181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7688in" style:rel-column-width="7275*"/>
    </style:style>
    <style:style style:name="Table2.B" style:family="table-column">
      <style:table-column-properties style:column-width="0.4938in" style:rel-column-width="4672*"/>
    </style:style>
    <style:style style:name="Table2.C" style:family="table-column">
      <style:table-column-properties style:column-width="0.5153in" style:rel-column-width="4876*"/>
    </style:style>
    <style:style style:name="Table2.D" style:family="table-column">
      <style:table-column-properties style:column-width="0.2528in" style:rel-column-width="2392*"/>
    </style:style>
    <style:style style:name="Table2.E" style:family="table-column">
      <style:table-column-properties style:column-width="0.4542in" style:rel-column-width="4298*"/>
    </style:style>
    <style:style style:name="Table2.F" style:family="table-column">
      <style:table-column-properties style:column-width="0.5861in" style:rel-column-width="5546*"/>
    </style:style>
    <style:style style:name="Table2.G" style:family="table-column">
      <style:table-column-properties style:column-width="0.616in" style:rel-column-width="5829*"/>
    </style:style>
    <style:style style:name="Table2.H" style:family="table-column">
      <style:table-column-properties style:column-width="0.9493in" style:rel-column-width="8983*"/>
    </style:style>
    <style:style style:name="Table2.I" style:family="table-column">
      <style:table-column-properties style:column-width="2.2889in" style:rel-column-width="21664*"/>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style style:name="P2"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variant="normal" fo:text-transform="none" fo:color="#000000" style:text-position="0% 100%" style:font-name="Times New Roman" fo:font-size="12pt" fo:letter-spacing="normal"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variant="normal" fo:text-transform="none" fo:color="#000000" style:text-position="super 58%"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text-position="0% 100%"/>
    </style:style>
    <style:style style:name="P10" style:family="paragraph" style:parent-style-name="Standard">
      <style:text-properties style:text-position="0% 100%" fo:font-weight="bold" style:font-weight-asian="bold" style:font-weight-complex="bold"/>
    </style:style>
    <style:style style:name="P11" style:family="paragraph" style:parent-style-name="Standard">
      <style:text-properties style:text-position="0% 100%" fo:font-weight="normal" style:font-weight-asian="normal" style:font-weight-complex="normal"/>
    </style:style>
    <style:style style:name="P12" style:family="paragraph" style:parent-style-name="Table_20_Contents">
      <style:paragraph-properties fo:text-align="start" style:justify-single-word="false"/>
      <style:text-properties style:font-name="Times New Roman" fo:font-size="12pt" style:font-size-asian="12pt" style:font-size-complex="12pt"/>
    </style:style>
    <style:style style:name="P13" style:family="paragraph" style:parent-style-name="Standard" style:list-style-name="L1">
      <style:paragraph-properties fo:text-align="start" style:justify-single-word="false"/>
      <style:text-properties fo:font-variant="normal" fo:text-transform="none" fo:color="#000000"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fo:text-indent="0in"/>
    </style:style>
    <style:style style:name="P16"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style>
    <style:style style:name="T1" style:family="text">
      <style:text-properties style:text-position="super 58%"/>
    </style:style>
    <style:style style:name="T2" style:family="text">
      <style:text-properties style:text-position="sub 58%"/>
    </style:style>
    <style:style style:name="T3" style:family="text">
      <style:text-properties style:text-position="0% 100%"/>
    </style:style>
    <style:style style:name="T4" style:family="text">
      <style:text-properties fo:font-variant="normal" fo:text-transform="none" fo:color="#000000"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position="super 58%"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text-underline-style="solid" style:text-underline-type="double" style:text-underline-width="auto" style:text-und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256in" fo:min-width="0.0327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256in" fo:min-width="0.0335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nguages and Machines</text:p>
      <text:p text:style-name="P3">Chap 6: (p. 217): 1, 2, 5 (p 218): 7, 14, 24, 27 8,11bc (Use pumping lemma), 20.</text:p>
      <text:p text:style-name="P6"/>
      <text:p text:style-name="P4">1.</text:p>
      <text:p text:style-name="P4"><draw:g text:anchor-type="paragraph" draw:z-index="0" draw:style-name="gr1"><draw:ellipse draw:style-name="gr2" draw:text-style-name="P14" draw:id="id1" svg:width="0.3949in" svg:height="0.3953in" svg:x="0.7898in" svg:y="0.4508in"><text:p/></draw:ellipse><draw:ellipse draw:style-name="gr2" draw:text-style-name="P14" draw:id="id2" svg:width="0.3949in" svg:height="0.3953in" svg:x="1.5791in" svg:y="0.4508in"><text:p/></draw:ellipse><draw:ellipse draw:style-name="gr2" draw:text-style-name="P14" draw:id="id3" svg:width="0.3949in" svg:height="0.3953in" svg:x="2.3689in" svg:y="0.4508in"><text:p/></draw:ellipse><draw:circle draw:style-name="gr2" draw:text-style-name="P14" draw:id="id4" svg:width="0.3953in" svg:height="0.3953in" svg:x="3.1575in" svg:y="0.4508in"><text:p/></draw:circle><draw:connector draw:style-name="gr3" draw:text-style-name="P14" draw:type="lines" svg:x1="1.1839in" svg:y1="0.648in" svg:x2="1.5791in" svg:y2="0.648in" draw:start-shape="id1" draw:start-glue-point="1" draw:end-shape="id2" svg:d="m1705 933h283 3 283"><text:p/></draw:connector><draw:connector draw:style-name="gr3" draw:text-style-name="P14" draw:type="lines" svg:x1="1.9736in" svg:y1="0.648in" svg:x2="2.3689in" svg:y2="0.648in" draw:start-shape="id2" draw:start-glue-point="1" draw:end-shape="id3" draw:end-glue-point="3" svg:d="m2842 933h283 3 283"><text:p/></draw:connector><draw:connector draw:style-name="gr3" draw:text-style-name="P14" draw:type="lines" svg:x1="2.7634in" svg:y1="0.648in" svg:x2="3.1579in" svg:y2="0.648in" draw:start-shape="id3" draw:start-glue-point="1" draw:end-shape="id4" draw:end-glue-point="3" svg:d="m3979 933h283 2 283"><text:p/></draw:connector><draw:frame draw:style-name="gr4" draw:text-style-name="P16" svg:width="0.2913in" svg:height="0.2886in" svg:x="1.1839in" svg:y="0.411in"><draw:text-box><text:p text:style-name="P15"><text:span text:style-name="T7">a</text:span></text:p></draw:text-box></draw:frame><draw:frame draw:style-name="gr5" draw:text-style-name="P16" svg:width="0.2913in" svg:height="0.2886in" svg:x="2.7634in" svg:y="0.411in"><draw:text-box><text:p text:style-name="P15"><text:span text:style-name="T7">b</text:span></text:p></draw:text-box></draw:frame><draw:frame draw:style-name="gr4" draw:text-style-name="P16" svg:width="0.2913in" svg:height="0.2886in" svg:x="1.972in" svg:y="0.411in"><draw:text-box><text:p text:style-name="P15"><text:span text:style-name="T7">.\</text:span></text:p></draw:text-box></draw:frame><draw:circle draw:style-name="gr2" draw:text-style-name="P14" draw:id="id5" svg:width="0.3953in" svg:height="0.3953in" svg:x="0in" svg:y="0.4508in"><text:p/></draw:circle><draw:circle draw:style-name="gr2" draw:text-style-name="P14" draw:id="id6" svg:width="0.3953in" svg:height="0.3953in" svg:x="3.9472in" svg:y="0.4508in"><text:p/></draw:circle><draw:connector draw:style-name="gr3" draw:text-style-name="P14" draw:type="lines" svg:x1="0.3953in" svg:y1="0.648in" svg:x2="0.7898in" svg:y2="0.648in" svg:d="m569 933v0h568v0"><text:p/></draw:connector><draw:connector draw:style-name="gr3" draw:text-style-name="P14" draw:type="lines" svg:x1="3.5528in" svg:y1="0.648in" svg:x2="3.9472in" svg:y2="0.648in" svg:d="m5116 933v0h568v0"><text:p/></draw:connector><draw:frame draw:style-name="gr5" draw:text-style-name="P16" svg:width="0.2913in" svg:height="0.2886in" svg:x="0.3929in" svg:y="0.411in"><draw:text-box><text:p text:style-name="P15"><text:span text:style-name="T7">.\</text:span></text:p></draw:text-box></draw:frame><draw:frame draw:style-name="gr4" draw:text-style-name="P16" svg:width="0.2913in" svg:height="0.2886in" svg:x="3.5528in" svg:y="0.411in"><draw:text-box><text:p text:style-name="P15"><text:span text:style-name="T7">.\</text:span></text:p></draw:text-box></draw:frame><draw:connector draw:style-name="gr3" draw:text-style-name="P14" draw:type="curve" svg:x1="0.1972in" svg:y1="0.8461in" svg:x2="4.1445in" svg:y2="0.8461in" draw:start-shape="id5" draw:start-glue-point="2" draw:end-shape="id6" svg:d="m284 1218c0 424 5684 424 5684 0"><text:p/></draw:connector><draw:frame draw:style-name="gr4" draw:text-style-name="P16" svg:width="0.2913in" svg:height="0.2886in" svg:x="1.9728in" svg:y="1.05in"><draw:text-box><text:p text:style-name="P15"><text:span text:style-name="T7">.\</text:span></text:p></draw:text-box></draw:frame><draw:connector draw:style-name="gr3" draw:text-style-name="P14" draw:type="curve" svg:x1="3.3547in" svg:y1="0.2299in" svg:x2="0.9866in" svg:y2="0.2299in" draw:start-shape="id4" draw:start-glue-point="0" draw:end-shape="id1" draw:end-glue-point="0" svg:d="m4831 649c0-424-3410-424-3410 0"><text:p/></draw:connector><draw:frame draw:style-name="gr5" draw:text-style-name="P16" svg:width="0.2913in" svg:height="0.2886in" svg:x="1.9736in" svg:y="0.0008in"><draw:text-box><text:p text:style-name="P15"><text:span text:style-name="T7">.\</text:span></text:p></draw:text-box></draw:frame><draw:ellipse draw:style-name="gr2" draw:text-style-name="P14" draw:id="id7" svg:width="0.3949in" svg:height="0.3953in" svg:x="4.7366in" svg:y="0.4508in"><text:p/></draw:ellipse><draw:connector draw:style-name="gr3" draw:text-style-name="P14" draw:type="lines" svg:x1="4.3425in" svg:y1="0.648in" svg:x2="4.737in" svg:y2="0.648in" svg:d="m6253 933v0h568v0"><text:p/></draw:connector><draw:frame draw:style-name="gr4" draw:text-style-name="P16" svg:width="0.2913in" svg:height="0.2886in" svg:x="4.3425in" svg:y="0.411in"><draw:text-box><text:p text:style-name="P15"><text:span text:style-name="T7">.\</text:span></text:p></draw:text-box></draw:frame><draw:ellipse draw:style-name="gr2" draw:text-style-name="P14" draw:id="id8" svg:width="0.3949in" svg:height="0.3953in" svg:x="3.25in" svg:y="1.3492in"><text:p/></draw:ellipse><draw:frame draw:style-name="gr5" draw:text-style-name="P16" svg:width="0.2913in" svg:height="0.2886in" svg:x="4.4591in" svg:y="0.8106in"><draw:text-box><text:p text:style-name="P15"><text:span text:style-name="T7">b</text:span></text:p></draw:text-box></draw:frame><draw:ellipse draw:style-name="gr2" draw:text-style-name="P14" svg:width="0.3949in" svg:height="0.3953in" svg:x="4.0398in" svg:y="1.3492in"><text:p/></draw:ellipse><draw:connector draw:style-name="gr3" draw:text-style-name="P14" draw:type="lines" svg:x1="3.6445in" svg:y1="1.5465in" svg:x2="4.0398in" svg:y2="1.5465in" svg:d="m5248 2227v0h569v0"><text:p/></draw:connector><draw:frame draw:style-name="gr5" draw:text-style-name="P16" svg:width="0.2913in" svg:height="0.2886in" svg:x="3.6445in" svg:y="1.3106in"><draw:text-box><text:p text:style-name="P15"><text:span text:style-name="T7">.\</text:span></text:p></draw:text-box></draw:frame><draw:circle draw:style-name="gr2" draw:text-style-name="P14" svg:width="0.3953in" svg:height="0.3953in" svg:x="4.8283in" svg:y="1.3492in"><text:p/></draw:circle><draw:connector draw:style-name="gr3" draw:text-style-name="P14" draw:type="lines" svg:x1="4.4339in" svg:y1="1.5465in" svg:x2="4.8283in" svg:y2="1.5465in" svg:d="m6385 2227v0h568v0"><text:p/></draw:connector><draw:frame draw:style-name="gr4" draw:text-style-name="P16" svg:width="0.2913in" svg:height="0.2886in" svg:x="4.4339in" svg:y="1.3106in"><draw:text-box><text:p text:style-name="P15"><text:span text:style-name="T7">a</text:span></text:p></draw:text-box></draw:frame><draw:connector draw:style-name="gr3" draw:text-style-name="P14" draw:type="curve" svg:x1="4.9339in" svg:y1="0.8461in" svg:x2="3.4472in" svg:y2="1.3496in" draw:start-shape="id7" draw:start-glue-point="2" draw:end-shape="id8" draw:end-glue-point="0" svg:d="m7105 1218c0 544-2141 182-2141 725"><text:p/></draw:connector></draw:g></text:p>
      <text:p text:style-name="P4"/>
      <text:p text:style-name="P4"/>
      <text:p text:style-name="P4"/>
      <text:p text:style-name="P4"/>
      <text:p text:style-name="P4"/>
      <text:p text:style-name="P4"/>
      <text:p text:style-name="P4"/>
      <text:p text:style-name="P4"/>
      <text:p text:style-name="P4">2. (a)</text:p>
      <text:p text:style-name="P5">beginning table:</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12"/>
          </table:table-cell>
          <table:table-cell table:style-name="Table1.A1" office:value-type="string">
            <text:p text:style-name="P12">a</text:p>
          </table:table-cell>
          <table:table-cell table:style-name="Table1.A1" office:value-type="string">
            <text:p text:style-name="P12">b</text:p>
          </table:table-cell>
          <table:table-cell table:style-name="Table1.D1" office:value-type="string">
            <text:p text:style-name="P12">.\</text:p>
          </table:table-cell>
        </table:table-row>
        <table:table-row>
          <table:table-cell table:style-name="Table1.A2" office:value-type="string">
            <text:p text:style-name="P12">q0</text:p>
          </table:table-cell>
          <table:table-cell table:style-name="Table1.A2" office:value-type="string">
            <text:p text:style-name="P12">{q1}</text:p>
          </table:table-cell>
          <table:table-cell table:style-name="Table1.A2" office:value-type="string">
            <text:p text:style-name="P12">{q0}</text:p>
          </table:table-cell>
          <table:table-cell table:style-name="Table1.D2" office:value-type="string">
            <text:p text:style-name="P12">{qf}</text:p>
          </table:table-cell>
        </table:table-row>
        <table:table-row>
          <table:table-cell table:style-name="Table1.A2" office:value-type="string">
            <text:p text:style-name="P12">q1</text:p>
          </table:table-cell>
          <table:table-cell table:style-name="Table1.A2" office:value-type="string">
            <text:p text:style-name="P12">{q2}</text:p>
          </table:table-cell>
          <table:table-cell table:style-name="Table1.A2" office:value-type="string">
            <text:p text:style-name="P12">{}</text:p>
          </table:table-cell>
          <table:table-cell table:style-name="Table1.D2" office:value-type="string">
            <text:p text:style-name="P12">{qf}</text:p>
          </table:table-cell>
        </table:table-row>
        <table:table-row>
          <table:table-cell table:style-name="Table1.A2" office:value-type="string">
            <text:p text:style-name="P12">q2</text:p>
          </table:table-cell>
          <table:table-cell table:style-name="Table1.A2" office:value-type="string">
            <text:p text:style-name="P12">{}</text:p>
          </table:table-cell>
          <table:table-cell table:style-name="Table1.A2" office:value-type="string">
            <text:p text:style-name="P12">{q2,q1}</text:p>
          </table:table-cell>
          <table:table-cell table:style-name="Table1.D2" office:value-type="string">
            <text:p text:style-name="P12">{}</text:p>
          </table:table-cell>
        </table:table-row>
        <table:table-row>
          <table:table-cell table:style-name="Table1.A2" office:value-type="string">
            <text:p text:style-name="P12">qf</text:p>
          </table:table-cell>
          <table:table-cell table:style-name="Table1.A2" office:value-type="string">
            <text:p text:style-name="P12">{}</text:p>
          </table:table-cell>
          <table:table-cell table:style-name="Table1.A2" office:value-type="string">
            <text:p text:style-name="P12">{}</text:p>
          </table:table-cell>
          <table:table-cell table:style-name="Table1.D2" office:value-type="string">
            <text:p text:style-name="P12">{}</text:p>
          </table:table-cell>
        </table:table-row>
      </table:table>
      <text:p text:style-name="P5">end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12"/>
          </table:table-cell>
          <table:table-cell table:style-name="Table2.A1" office:value-type="string">
            <text:p text:style-name="P12">a</text:p>
          </table:table-cell>
          <table:table-cell table:style-name="Table2.A1" office:value-type="string">
            <text:p text:style-name="P12">b</text:p>
          </table:table-cell>
          <table:table-cell table:style-name="Table2.A1" office:value-type="string">
            <text:p text:style-name="P12">.\</text:p>
          </table:table-cell>
          <table:table-cell table:style-name="Table2.A1" office:value-type="string">
            <text:p text:style-name="P12">aa</text:p>
          </table:table-cell>
          <table:table-cell table:style-name="Table2.A1" office:value-type="string">
            <text:p text:style-name="P12">a U .\</text:p>
          </table:table-cell>
          <table:table-cell table:style-name="Table2.A1" office:value-type="string">
            <text:p text:style-name="P12">ba U b</text:p>
          </table:table-cell>
          <table:table-cell table:style-name="Table2.A1" office:value-type="string">
            <text:p text:style-name="P12">aa(baUb)*b</text:p>
          </table:table-cell>
          <table:table-cell table:style-name="Table2.I1" office:value-type="string">
            <text:p text:style-name="P12">(a U .\) U aa(baUb)*b</text:p>
          </table:table-cell>
        </table:table-row>
        <table:table-row>
          <table:table-cell table:style-name="Table2.A2" office:value-type="string">
            <text:p text:style-name="P12">q0</text:p>
          </table:table-cell>
          <table:table-cell table:style-name="Table2.A2" office:value-type="string">
            <text:p text:style-name="P12">{}</text:p>
          </table:table-cell>
          <table:table-cell table:style-name="Table2.A2" office:value-type="string">
            <text:p text:style-name="P12">{q0}</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I2" office:value-type="string">
            <text:p text:style-name="P12">{qf}</text:p>
          </table:table-cell>
        </table:table-row>
        <table:table-row>
          <table:table-cell table:style-name="Table2.A2" office:value-type="string">
            <text:p text:style-name="P12">qf</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A2" office:value-type="string">
            <text:p text:style-name="P12">{}</text:p>
          </table:table-cell>
          <table:table-cell table:style-name="Table2.I2" office:value-type="string">
            <text:p text:style-name="P12">{}</text:p>
          </table:table-cell>
        </table:table-row>
      </table:table>
      <text:p text:style-name="P5">start = q0, final = qf</text:p>
      <text:p text:style-name="P5">choose: q1</text:p>
      <text:p text:style-name="P5">for:</text:p>
      <text:p text:style-name="P5">j=0, k=0</text:p>
      <text:p text:style-name="P5">j=0, k=2 add aa from q0 to q2</text:p>
      <text:p text:style-name="P5">j=0, k=f add (a) from q0 to qf ... replace with arc (a U .\) from q0 to qf</text:p>
      <text:p text:style-name="P5">j= 2, k=0 </text:p>
      <text:p text:style-name="P5">j=2, k=2 add (ba) from q2 to q2 ... replace with arc (ba U b)</text:p>
      <text:p text:style-name="P5">j=2, k=f add (b) from q2 to qf </text:p>
      <text:p text:style-name="P5">j=f, k=0; j=f, k=2; j=f, k=f</text:p>
      <text:p text:style-name="P5">remove q1 and all its arcs</text:p>
      <text:p text:style-name="P5">choose: q2</text:p>
      <text:p text:style-name="P5">j=0, k=0 </text:p>
      <text:p text:style-name="P5">j=0, k=f add (aa(baUb)*b) from q0 to qf ... replace with arc ((a U .\) U aab)</text:p>
      <text:p text:style-name="P5">j=f, k=0</text:p>
      <text:p text:style-name="P5">j=f, k=f</text:p>
      <text:p text:style-name="P5">remove q2 and all its arcs</text:p>
      <text:p text:style-name="P5">final expression: b*(a U .\) U aa(baUb)*b</text:p>
      <text:p text:style-name="P4"><text:soft-page-break/>(I did the rest by hand to save time)</text:p>
      <text:p text:style-name="P4">(b)</text:p>
      <text:p text:style-name="P5">(((bb*a)Ua)(a*a)*b)*((bb*a)Ua)(ab*a)*</text:p>
      <text:p text:style-name="P4">(c)</text:p>
      <text:p text:style-name="P5">((aa*b)Uaa)(ba)*</text:p>
      <text:p text:style-name="P4">(d)</text:p>
      <text:p text:style-name="P5">(abba U (aa U b))((ab(abUb)*b) U (a U .\))</text:p>
      <text:p text:style-name="P5"/>
      <text:p text:style-name="P4">5.</text:p>
      <text:p text:style-name="P5">(a)</text:p>
      <text:p text:style-name="P5">0 -&gt; a1 | .\</text:p>
      <text:p text:style-name="P5">1 -&gt; b0 | a1 | a2</text:p>
      <text:p text:style-name="P5">2 -&gt; b1 | .\</text:p>
      <text:p text:style-name="P5">(b)</text:p>
      <text:p text:style-name="P5">((aa*a(ba*a)*ba*b) U aa*b)*((aa*a(ba*a)*) U .\)</text:p>
      <text:p text:style-name="P5"/>
      <text:p text:style-name="P4">7.</text:p>
      <text:p text:style-name="P5">(a)</text:p>
      <text:p text:style-name="P5">A regular language concatenated with another regular language is regular (theorem 6.4.1)</text:p>
      <text:p text:style-name="P5"/>
      <text:p text:style-name="P5">(b)</text:p>
      <text:p text:style-name="P5">By theorem 6.4.1, the union of two regular languages is regular. The union of the language L without a's with the language L with a's is regular.</text:p>
      <text:p text:style-name="P5"/>
      <text:p text:style-name="P5">(c)</text:p>
      <text:p text:style-name="P5">By theorem 6.4.2, the compliment of L (L1) is regular. The language without a's is some subset of the compliment of L (L2), which is regular. The intersection of L1 and L2 is regular (theorem 6.4.3)</text:p>
      <text:p text:style-name="P5"/>
      <text:p text:style-name="P5">(d)<text:line-break/>u is regular. V is an element of the compliment of L, which is regular (6.4.2). the concatenation of two regular languages is regular (6.4.1)</text:p>
      <text:p text:style-name="P5"/>
      <text:p text:style-name="P4">14.</text:p>
      <text:p text:style-name="P5">(a)</text:p>
      <text:p text:style-name="P5">Suppose L is regular. Then there is a DFA with k states which represents L and a decomposition of every string uvw such that uv<text:span text:style-name="T1">i</text:span>w is in the language.</text:p>
      <text:p text:style-name="P5">Since the pumping lemma applies to every string in the language, as long as it is potentially infinite, let us choose a palindromic string of the form b<text:span text:style-name="T1">k</text:span>ab<text:span text:style-name="T1">k</text:span>, where k is the number of states in the DFA</text:p>
      <text:p text:style-name="P5">Palindromes are strings where w = w<text:span text:style-name="T1">R</text:span>. Therefore, a decomposition uvw must equal wvu.</text:p>
      <text:p text:style-name="P5">The only possible decomposition:</text:p>
      <text:p text:style-name="P5">u<text:tab/>v<text:tab/>w</text:p>
      <text:p text:style-name="P5">b<text:span text:style-name="T1">k-x</text:span><text:tab/>b<text:span text:style-name="T1">x</text:span><text:tab/>ab<text:span text:style-name="T1">k</text:span></text:p>
      <text:p text:style-name="P5">On pumping v i times, we find that the string becomes b<text:span text:style-name="T1">k+i</text:span>ab<text:span text:style-name="T1">k</text:span>, which does not equal its reversal, b<text:span text:style-name="T1">k</text:span>ab<text:span text:style-name="T1">k+i</text:span>, when i &gt;0</text:p>
      <text:p text:style-name="P7"/>
      <text:p text:style-name="P5">(b)</text:p>
      <text:p text:style-name="P5"><text:soft-page-break/>Let our exposition of the proof be the same as above. Let our string in this case be a<text:span text:style-name="T1">k</text:span>b<text:span text:style-name="T1">k+1</text:span></text:p>
      <text:p text:style-name="P5">The only possible decomposition:</text:p>
      <text:p text:style-name="P5">u<text:tab/>v<text:tab/>w</text:p>
      <text:p text:style-name="P5">a<text:span text:style-name="T1">k-x</text:span> <text:tab/>a<text:span text:style-name="T1">x<text:tab/></text:span>b<text:span text:style-name="T1">k+1</text:span><text:tab/></text:p>
      <text:p text:style-name="P5">On pumping v i times, we find that the number of a's will eventually exceed the number of b's, which goes against the rules of the language stating that number of b's must be greater than the number of a's</text:p>
      <text:p text:style-name="P5"/>
      <text:p text:style-name="P5">(c)</text:p>
      <text:p text:style-name="P5">Let us choose the string a<text:span text:style-name="T1">x</text:span>b<text:span text:style-name="T1">k-x</text:span>c<text:span text:style-name="T1">2(k-x)</text:span></text:p>
      <text:p text:style-name="P5">The only possible decomposition:</text:p>
      <text:p text:style-name="P5">u<text:tab/>v<text:tab/>w</text:p>
      <text:p text:style-name="P5">a<text:span text:style-name="T1">x</text:span>b<text:span text:style-name="T1">k-x-y</text:span><text:tab/>b<text:span text:style-name="T1">y</text:span><text:tab/>c<text:span text:style-name="T1">2(k-x)</text:span></text:p>
      <text:p text:style-name="P5">On pumping v i times, b will eventually exceed the number of c's, which goes against the rules of the language stating that the number of c's must be double that of the b's</text:p>
      <text:p text:style-name="P5"/>
      <text:p text:style-name="P5">(d)</text:p>
      <text:p text:style-name="P5">Let us choose the string a<text:span text:style-name="T1">k</text:span>a<text:span text:style-name="T1">k</text:span> which is in the language where w = a<text:span text:style-name="T1">k</text:span></text:p>
      <text:p text:style-name="P5">The only possible decomposition:</text:p>
      <text:p text:style-name="P5">u<text:tab/>v<text:tab/>w</text:p>
      <text:p text:style-name="P5">a<text:span text:style-name="T1">k-x</text:span><text:tab/>a<text:span text:style-name="T1">x</text:span><text:tab/>a<text:span text:style-name="T1">k</text:span></text:p>
      <text:p text:style-name="P5">Pumping v i times would produce the string a<text:span text:style-name="T1">k+i</text:span>a<text:span text:style-name="T1">k</text:span>. In the case where i is 1, then it cannot possibly be the string a<text:span text:style-name="T1">z</text:span>a<text:span text:style-name="T1">z</text:span>, which would be in the language, but could only be a<text:span text:style-name="T1">z</text:span>aa<text:span text:style-name="T1">z</text:span>, which is not in the language.</text:p>
      <text:p text:style-name="P5"/>
      <text:p text:style-name="P5">(e)</text:p>
      <text:p text:style-name="P5">Let us choose the initial sequence ab where a = k and b is any length. </text:p>
      <text:p text:style-name="P5">Our decomposition:</text:p>
      <text:p text:style-name="P5">u<text:tab/>v<text:tab/>w</text:p>
      <text:p text:style-name="P5">p<text:span text:style-name="T1">k-x</text:span><text:tab/>q<text:span text:style-name="T1">x</text:span><text:tab/>b</text:p>
      <text:p text:style-name="P5">p and q are a decomposition of a, and we do not know exactly what they consist of, so we must examine the cases:</text:p>
      <text:list text:style-name="L1">
        <text:list-item>
          <text:p text:style-name="P13">q consists of one b. Pumping that b will produce multiple adjacent b's, which is not in the language</text:p>
        </text:list-item>
        <text:list-item>
          <text:p text:style-name="P13">q consists of some number of a's, call it n. Pumping q once will produce of a sequence of a's greater than n. Since the next sequence after the next b is n+1, we will have created a sequence of a's out of order</text:p>
        </text:list-item>
        <text:list-item>
          <text:p text:style-name="P13">q consists of n a's followed by a b. Pumping it once will produce another repetition of n a's and a b, which goes against the pattern, because every next sequence of a's must be n+1</text:p>
        </text:list-item>
        <text:list-item>
          <text:p text:style-name="P13">q consists of a b followed by n a's. Pumping it once will not be in the language for the same reason as above.</text:p>
        </text:list-item>
      </text:list>
      <text:p text:style-name="P5"/>
      <text:p text:style-name="P5">(f)</text:p>
      <text:p text:style-name="P5">Let us choose the arbitrary string a<text:span text:style-name="T1">k^3</text:span> belonging to L and greater than k</text:p>
      <text:p text:style-name="P5">We assume there is a decomposition uvw, etc. If we pump v twice, we get uv<text:span text:style-name="T1">3</text:span>w, which by the assumption is still in L. We now proceed similarly to the proof in example 6.6.1:</text:p>
      <text:p text:style-name="Standard"><text:span text:style-name="T4">length(uv</text:span><text:span text:style-name="T5">3</text:span><text:span text:style-name="T4">w) = length(uvw) + length(v) + length(v) &lt;= k</text:span><text:span text:style-name="T5">3</text:span><text:span text:style-name="T4"> + k + k &lt; k</text:span><text:span text:style-name="T5">3</text:span>+ 3k<text:span text:style-name="T1">2</text:span> + 3k + 1 = (k+1)<text:span text:style-name="T1">3</text:span></text:p>
      <text:p text:style-name="Standard"><text:span text:style-name="T3">Therefore, the length of string uv</text:span><text:span text:style-name="T1">3</text:span><text:span text:style-name="T3">w is in between the cubes of k and k+1, so it must not be a cube itself </text:span><text:soft-page-break/><text:span text:style-name="T3">and is not in the language</text:span></text:p>
      <text:p text:style-name="P9"/>
      <text:p text:style-name="P10">24.</text:p>
      <text:p text:style-name="P11">.\ </text:p>
      <text:p text:style-name="P11">a+ </text:p>
      <text:p text:style-name="P11">a+b+</text:p>
      <text:p text:style-name="P11">b(aUb)* U a+b+a(aUb)*</text:p>
      <text:p text:style-name="P11"/>
      <text:p text:style-name="P10">27.</text:p>
      <text:p text:style-name="P8"><text:span text:style-name="T3">Let i be an arbitrary number and j be less than i. a</text:span><text:span text:style-name="T1">2^i</text:span><text:span text:style-name="T3"> and a</text:span><text:span text:style-name="T1">2^j </text:span><text:span text:style-name="T3">are distinguishable since for the concatenation of the string a</text:span><text:span text:style-name="T1">2^i</text:span><text:span text:style-name="T3">, one is in the language and one is not. a</text:span><text:span text:style-name="T1">2^i</text:span><text:span text:style-name="T3">a</text:span><text:span text:style-name="T1">2^i</text:span><text:span text:style-name="T3"> = a</text:span><text:span text:style-name="T1">2^i+1</text:span><text:span text:style-name="T3"> is in the language. However, a</text:span><text:span text:style-name="T1">2^i</text:span><text:span text:style-name="T3">a</text:span><text:span text:style-name="T1">2^j</text:span><text:span text:style-name="T3"> is not, because j is less than i and so is in between the square of the two natural numbers i and i+1 and thus is not a perfect square.</text:span></text:p>
      <text:p text:style-name="P11"/>
      <text:p text:style-name="P10">8.</text:p>
      <text:p text:style-name="P8"><text:span text:style-name="T3">Set difference can be defined as taking the intersection of L</text:span><text:span text:style-name="T2">1</text:span><text:span text:style-name="T3"> and L</text:span><text:span text:style-name="T2">2</text:span><text:span text:style-name="T3">, which we may call L</text:span><text:span text:style-name="T2">i</text:span><text:span text:style-name="T3">, and then the complement of L</text:span><text:span text:style-name="T2">i </text:span><text:span text:style-name="T3">with respect to L</text:span><text:span text:style-name="T2">1</text:span><text:span text:style-name="T3">. Since intersection and complement preserve regularity, difference then also preserves regularity.</text:span></text:p>
      <text:p text:style-name="P11"/>
      <text:p text:style-name="P10">11.</text:p>
      <text:p text:style-name="P11">I think that the pumping lemma cannot be used to prove the regularity of these languages, because we have no assurance that the words in L <text:span text:style-name="T6">are</text:span> potentially infinite, which is required for the language to be guaranteed to have cycles.</text:p>
      <text:p text:style-name="P10">(b)</text:p>
      <text:p text:style-name="P11">By the definition of reversal (2.1.5), the only modifying process used in the definition is concatenation, which is by definition a process used to create regular languages.</text:p>
      <text:p text:style-name="P10">(c)</text:p>
      <text:p text:style-name="P11">Again, concatenation by definition creates regular languages. We do not have any specifications about the contents of the suffix, so I assume it is either the union of all elements of the alphabet starred, or it is a fixed list of words.</text:p>
      <text:p text:style-name="P11"/>
      <text:p text:style-name="P10">20.</text:p>
      <text:p text:style-name="P11">Theorem 6.3.1 shows that any grammar of the form X -&gt; aY | b (right recursive, a regular grammar) can be translated into a DFA. A language is regular if it can be accepted by a DFA (p. 200 and elsewher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ch.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0-10-10T18:43:19</meta:creation-date>
    <dc:date>2011-02-01T21:57:03</dc:date>
    <meta:editing-cycles>662</meta:editing-cycles>
    <meta:editing-duration>P1DT1H13M13S</meta:editing-duration>
    <meta:user-defined meta:name="Info 1"/>
    <meta:user-defined meta:name="Info 2"/>
    <meta:user-defined meta:name="Info 3"/>
    <meta:user-defined meta:name="Info 4"/>
    <meta:document-statistic meta:table-count="2" meta:image-count="0" meta:object-count="0" meta:page-count="4" meta:paragraph-count="151" meta:word-count="1245" meta:character-count="5936"/>
  </office:meta>
</office:document-meta>
</file>